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1.04.17   |   <text:a xlink:type="simple" xlink:href="http://palinfo.habago.org/Entry?Command=Information_PrintForum#FORUM40407"><text:span text:style-name="T1">#</text:span></text:a></text:p>
      <text:p text:style-name="P2">The world I know fades away</text:p>
      <text:p text:style-name="P2"/>
      <text:p text:style-name="P2">陳真17/04/01</text:p>
      <text:p text:style-name="P2"/>
      <text:p text:style-name="P2">我有個好朋友，現在是個眼科醫師，很喜歡看「臥虎藏龍」，我要把底下這「文章」獻給他，他叫陳仁達。</text:p>
      <text:p text:style-name="P2"/>
      <text:p text:style-name="P2">論自由論了老半天，千言萬語越說越糊塗，不論了；人家幾個字就寫得比我不知道好幾百倍。文字真奇怪，像個容器，有的只裝那一點，比如六法全書、青年守則，有的卻裝無限，本身就像音樂，意義無窮。</text:p>
      <text:p text:style-name="P2"/>
      <text:p text:style-name="P2">今天花五百兩銀子買了「臥虎藏龍」的CD，為了聽最後那首歌。歌詞優美，尤其英文的。因為太喜歡了，抄如下，有樂同樂：</text:p>
      <text:p text:style-name="P2"/>
      <text:p text:style-name="P2">A Love Before Time</text:p>
      <text:p text:style-name="P2"/>
      <text:p text:style-name="P2">By James Schamus</text:p>
      <text:p text:style-name="P2"/>
      <text:p text:style-name="P2">If the sky opened up for me,</text:p>
      <text:p text:style-name="P2"/>
      <text:p text:style-name="P2">And the mountains disappeared,</text:p>
      <text:p text:style-name="P2"/>
      <text:p text:style-name="P2">If the seas ran dry, turned to dust</text:p>
      <text:p text:style-name="P2"/>
      <text:p text:style-name="P2">And the sun refused to rise</text:p>
      <text:p text:style-name="P2"/>
      <text:p text:style-name="P2">I would still find my way,</text:p>
      <text:p text:style-name="P2"/>
      <text:p text:style-name="P2">By the light I see in your eyes.</text:p>
      <text:p text:style-name="P2"/>
      <text:p text:style-name="P2">The world I know fades away</text:p>
      <text:p text:style-name="P2"/>
      <text:p text:style-name="P2">But you stay.</text:p>
      <text:p text:style-name="P2"/>
      <text:p text:style-name="P2">As the earth reclaims its due,</text:p>
      <text:p text:style-name="P2"/>
      <text:p text:style-name="P2">And the cycle starts anew,</text:p>
      <text:p text:style-name="P2"/>
      <text:p text:style-name="P2">We'll stay, always</text:p>
      <text:p text:style-name="P2"/>
      <text:p text:style-name="P2">In the love that we have</text:p>
      <text:p text:style-name="P2"/>
      <text:p text:style-name="P2">Shared before time.</text:p>
      <text:p text:style-name="P2"/>
      <text:p text:style-name="P2">If the years take away</text:p>
      <text:p text:style-name="P2"/>
      <text:p text:style-name="P2">Every memory that I have</text:p>
      <text:p text:style-name="P2"/>
      <text:p text:style-name="P2">I would still know the way</text:p>
      <text:p text:style-name="P2"/>
      <text:p text:style-name="P2">That would lead me back to your side</text:p>
      <text:p text:style-name="P2"/>
      <text:p text:style-name="P2">The North star may die</text:p>
      <text:p text:style-name="P2"/>
      <text:p text:style-name="P2">But the light that I see in your eyes</text:p>
      <text:p text:style-name="P2"/>
      <text:p text:style-name="P2">Will burn there always</text:p>
      <text:p text:style-name="P2"/>
      <text:p text:style-name="P2">Lit by the love we have</text:p>
      <text:p text:style-name="P2"/>
      <text:p text:style-name="P2">Shared before time.</text:p>
      <text:p text:style-name="P2"/>
      <text:p text:style-name="P2">When the forest turns to jade,</text:p>
      <text:p text:style-name="P2"/>
      <text:p text:style-name="P2">And the stories that we've made</text:p>
      <text:p text:style-name="P2"/>
      <text:p text:style-name="P2">Dissolved away</text:p>
      <text:p text:style-name="P2"/>
      <text:p text:style-name="P2">One shining light will still remain</text:p>
      <text:p text:style-name="P2"/>
      <text:p text:style-name="P2">When we shed our earthy skin,</text:p>
      <text:p text:style-name="P2"/>
      <text:p text:style-name="P2">And when our real life begins,</text:p>
      <text:p text:style-name="P2"/>
      <text:p text:style-name="P2">There'll be no shame</text:p>
      <text:p text:style-name="P2"/>
      <text:p text:style-name="P2">Just the love that we have made before time.</text:p>
      <text:p text:style-name="P2"/>
      <text:p text:style-name="P2">我常覺得，人活在世的兩萬個多日子，好像只是為了死的那一刻做準備似的。我們活得不太痛快，但我們希望有個美好的死，希望能活在那永遠的世界裏。看來，自由實在不重要，就像我們的生命一樣。如果沒有個生命「以外」的東西，比如說一道光或什麼的，掌握了世上這一切，我不知道生命有什麼意義，也不知道自由要用來做什麼。</text:p>
      <text:p text:style-name="P2"/>
      <text:p text:style-name="P2">如果沒有東西管得了我們，飛天鑽地、法力無邊，那樣的自由，跟孤魂野鬼也沒什麼兩樣；可以穿牆過，可以水裏來火裏去，可以在時間裏穿梭，子彈打不到，蚊子叮不著、雨也淋不濕，簡直沒有東西治得了，來去自如。自由是夠自由了，卻什麼都沒有，無趣死了，而且什麼也辦不到。因為，既然連風雨都擋不了你，你也不可能擋得了什麼風雨。</text:p>
      <text:p text:style-name="P2"/>
      <text:p text:style-name="P2">不過，風雨太可怕，自由實在太重要了，可是，越追它，它離越遠，不甩它，它又近了。看來，唯有決心拋棄它，我們才有可能真的擁有它，跟生命一樣。</text:p>
      <text:p text:style-name="P2"/>
      <text:p text:style-name="P2">佛經上說：我們若自願上刀山，刀山必摧折，我們若自願下油鍋，油鍋也必平息。如果我們連命都自願不要了，我們反而擁有了生命，而不再只是一堆氣血骨肉的排列組合。少吹了這一口「不要命」的生命空氣，我們呆呆活著，卻宛如身不著地的可悲游魂。</text:p>
      <text:p text:style-name="P2"/>
      <text:p text:style-name="P2">世上沒有「以命相許」所無法成就的事。如果你不怕風雨，主動迎向前，風雨就只是像沖涼；如果你不怕地心引力，跳山當然也就死不了人；如果連一草一木那所謂微不足道的事都能使你心旌動搖、願意武功盡棄，如果連個三歲小娃都能一拳揍死你，如果你「脆弱」到這種地步，那麼，很奇怪地，世上反而不會有什麼武林第一高手能打敗你了。</text:p>
      <text:p text:style-name="P2"/>
      <text:p text:style-name="P2">十幾年來，我得了一種「不可告人」的怪病，十分痛苦；本來我以為它是一種精神醫學尚未發現的病，後來慢慢才知道它不是。它不但不是病，甚至像上天特別的賜福。這病是：我經常有個念頭，我以為，當我盯著一些沒有生命的東西看，比如一個茶杯、一片落葉，只要我夠專心，我就能賦予這個茶杯靈魂似的。</text:p>
      <text:p text:style-name="P2"/>
      <text:p text:style-name="P2">不信的人可以試試。說來很玄，不過我是完全相信的，因為我已經辦到了。就算給我一粒鼻屎，我只要盯著它看，用我生命所有的一切能量，它也會馬上變成一粒有靈魂的鼻屎，不再孤獨，也不再恐懼。</text:p>
      <text:p text:style-name="P2"/>
      <text:p text:style-name="P2">這世界是這麼美好，總使我也想跟玉驕龍一樣跳山，不要命了。它既給了我美好的生命，我也要用生命回報它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